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11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9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9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9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9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8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7088" calcext:value-type="float">
            <text:p>51.3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8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8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8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7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7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7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7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6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6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6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6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5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5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5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5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4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4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3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3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3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3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2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2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2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1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1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1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5-01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2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2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2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1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1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1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0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0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0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10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9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9-2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9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9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8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8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8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8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8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7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7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7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7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6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6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6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6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5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5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5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5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4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4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3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3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3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3-0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2-1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2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2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1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1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4-01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2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2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2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2-0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2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1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1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1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1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0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0-2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0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10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9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9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9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9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9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8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8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8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8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7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7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7-1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7-0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6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6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6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6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6-0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5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5-1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5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5-0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4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4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4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4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3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3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3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3-1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3-0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2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2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2-1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2-0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1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1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1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3-01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2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2-2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2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2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2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1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1-1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1-0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0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0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0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10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9-3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9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9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9-0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9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8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8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8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8-0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7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7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7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7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7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6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6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6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6-0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5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5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5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4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4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4-1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4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4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3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3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3-1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3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2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2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2-1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2-0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1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1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1-1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2-01-0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2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2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2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2-1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2-0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1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1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1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1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0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0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0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0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10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9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9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9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9-0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8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8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8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8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7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7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7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7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7-0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6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6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6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6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5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5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5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5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4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4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7896" calcext:value-type="float">
            <text:p>48.6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4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4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4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3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3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3-1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3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2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2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2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2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1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1-2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1-1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1-01-0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2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2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2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2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1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1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1-1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1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0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0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0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0-0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10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9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9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9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9-0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8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8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8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8-0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7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7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7-1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7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6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6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5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4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3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3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3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2-0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20-01-1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1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9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8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8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8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8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8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7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7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7-0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1304" calcext:value-type="float">
            <text:p>47.7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1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9-01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2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2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2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1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1-0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0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0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0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10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9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6976" calcext:value-type="float">
            <text:p>48.9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9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9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9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9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8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8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8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8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7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7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7-0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6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6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6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6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5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5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5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5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4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4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4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4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3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3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3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3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3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2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2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2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2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1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8-01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2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2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2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2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2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1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1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1-1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1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0504" calcext:value-type="float">
            <text:p>48.9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0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0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0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10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9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9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9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9-0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9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8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8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8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8-0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8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7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7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7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7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7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6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6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6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6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5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5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5-1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5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4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4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1616" calcext:value-type="float">
            <text:p>47.9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4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4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4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3-26 0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3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3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2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2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2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2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7352" calcext:value-type="float">
            <text:p>48.9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1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1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7-01-0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2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2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2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2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1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1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1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1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0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0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0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10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9-2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9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9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9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8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8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8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8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7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7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7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7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7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6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6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6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6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5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5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7856" calcext:value-type="float">
            <text:p>48.3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5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5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4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352" calcext:value-type="float">
            <text:p>48.1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4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4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4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4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3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3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3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3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2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2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2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1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1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1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1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6-01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2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2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2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2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1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1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1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1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9544" calcext:value-type="float">
            <text:p>48.9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0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0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0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0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10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9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9-1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9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9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8-31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8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8-1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8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7832" calcext:value-type="float">
            <text:p>48.9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8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7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7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7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7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6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6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6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6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5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5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5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5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5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4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4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4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4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3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3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3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3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2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2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2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1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1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1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5-01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2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2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2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2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1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1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1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1-0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1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0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0-20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9192" calcext:value-type="float">
            <text:p>48.3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0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10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9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9-21 0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9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9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8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8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8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7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7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7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7-0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6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6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6-1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6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5-3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5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5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5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5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4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4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4-1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4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3-2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3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3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3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2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2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2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2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1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9888" calcext:value-type="float">
            <text:p>47.1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1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1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4-01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2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2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2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2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2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1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1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0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0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0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10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9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728" calcext:value-type="float">
            <text:p>47.7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9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9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9-0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8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8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8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8-1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8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7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7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7-0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6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6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6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6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6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5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4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4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4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3-24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3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3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3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3-02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2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2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2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1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1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0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0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10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9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9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9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9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9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8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8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8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7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7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7-1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7-0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6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6-26 0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6-1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6-0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6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5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5-1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5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4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4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4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4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4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3-25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3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3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2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2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2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2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1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1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1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2-01-0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2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2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2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2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2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1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1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1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1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0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0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0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0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10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9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8728" calcext:value-type="float">
            <text:p>45.4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4968" calcext:value-type="float">
            <text:p>45.8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1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2608" calcext:value-type="float">
            <text:p>46.0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1712" calcext:value-type="float">
            <text:p>45.7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200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7176" calcext:value-type="float">
            <text:p>42.9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9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444121123301</text:p>
          </table:table-cell>
          <table:table-cell office:value-type="string" calcext:value-type="string">
            <text:p>007N007E33Q001M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84" meta:object-count="0"/>
    <meta:user-defined meta:name="AppVersion">3.0</meta:user-defined>
  </office:meta>
</office:document-meta>
</file>